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ba43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ba432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ba432" officeooo:paragraph-rsid="000ba432" fo:background-color="#ff8000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e7d" officeooo:paragraph-rsid="000d1e7d" fo:background-color="#ff80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d1e7d" officeooo:paragraph-rsid="000d1e7d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ba432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ba432"/>
    </style:style>
    <style:style style:name="T3" style:family="text">
      <style:text-properties style:font-name="Bitstream Vera Sa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programação</text:span></text:p>
      <text:p text:style-name="P6"/>
      <text:list xml:id="list2112398664" text:style-name="L1">
        <text:list-item>
          <text:p text:style-name="P3">Abertura</text:p>
        </text:list-item>
      </text:list>
      <text:p text:style-name="P5">Fundamentos da programação e da Web.</text:p>
      <text:p text:style-name="P5"/>
      <text:list xml:id="list235636371006317" text:continue-numbering="true" text:style-name="L1">
        <text:list-item>
          <text:p text:style-name="P4">Introdução aos fundamentos</text:p>
        </text:list-item>
      </text:list>
      <text:p text:style-name="P5">Como funciona a WEB → Fundamentos da programação ← Programar</text:p>
      <text:p text:style-name="P5">WEB significa rede.</text:p>
      <text:p text:style-name="P5"/>
      <text:list xml:id="list235638464121920" text:continue-numbering="true" text:style-name="L1">
        <text:list-item>
          <text:p text:style-name="P4">O que é programar</text:p>
        </text:list-item>
      </text:list>
      <text:p text:style-name="P5"/>
      <text:list xml:id="list235637462293769" text:continue-numbering="true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3:10:57.823638249</meta:creation-date>
    <dc:date>2021-04-10T23:56:36.227878347</dc:date>
    <meta:editing-duration>PT35M28S</meta:editing-duration>
    <meta:editing-cycles>1</meta:editing-cycles>
    <meta:document-statistic meta:table-count="0" meta:image-count="0" meta:object-count="0" meta:page-count="1" meta:paragraph-count="9" meta:word-count="38" meta:character-count="218" meta:non-whitespace-character-count="192"/>
    <meta:generator>LibreOffice/6.1.5.2$Linux_X86_64 LibreOffice_project/10$Build-2</meta:generator>
  </office:meta>
</office:document-meta>
</file>